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245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3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order="none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 style:data-style-name="N3"/>
    <style:style style:name="ce40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ce17"/>
        <table:table-column table:style-name="co2" table:default-cell-style-name="ce20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ce48"/>
        <table:table-column table:style-name="co8" table:number-columns-repeated="11" table:default-cell-style-name="ce52"/>
        <table:table-row table:style-name="ro1">
          <table:table-cell table:style-name="ce13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37" office:value-type="string" calcext:value-type="string">
            <text:p>By John Nguyen</text:p>
          </table:table-cell>
          <table:table-cell table:style-name="ce37" office:value-type="string" calcext:value-type="string">
            <text:p>Updated 19 March 2025</text:p>
          </table:table-cell>
          <table:table-cell table:number-columns-repeated="5"/>
          <table:table-cell table:style-name="ce13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14" office:value-type="string" calcext:value-type="string">
            <text:p>Length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ft</text:p>
          </table:table-cell>
          <table:table-cell table:style-name="ce13" office:value-type="string" calcext:value-type="string">
            <text:p>Cable Comparison</text:p>
          </table:table-cell>
          <table:table-cell table:number-columns-repeated="6"/>
          <table:table-cell table:style-name="ce45" office:value-type="string" calcext:value-type="string">
            <text:p>CAT5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table:style-name="ce14" office:value-type="string" calcext:value-type="string">
            <text:p>Total # of Pins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6" office:value-type="string" calcext:value-type="string">
            <text:p>Deutsch DT</text:p>
          </table:table-cell>
          <table:table-cell table:style-name="ce51" table:formula="of:=IFERROR([.$E$5]+[.$B$11]+[.$B24];&quot;&quot;)">
            <text:p/>
          </table:table-cell>
          <table:table-cell table:style-name="ce51" table:formula="of:=IFERROR([.$E$5]+[.$B$12]+[.$B24];&quot;&quot;)">
            <text:p/>
          </table:table-cell>
          <table:table-cell table:style-name="ce51" table:formula="of:=IFERROR([.$E$5]+[.$B$13]+[.$B24];&quot;&quot;)" office:value-type="float" office:value="5.07859842519685" calcext:value-type="float">
            <text:p>5.08</text:p>
          </table:table-cell>
          <table:table-cell table:style-name="ce51" table:formula="of:=IFERROR([.$E$5]+[.$B$14]+[.$B24];&quot;&quot;)">
            <text:p/>
          </table:table-cell>
          <table:table-cell table:style-name="ce51" table:formula="of:=IFERROR([.$E$5]+[.$B$15]+[.$B24];&quot;&quot;)">
            <text:p/>
          </table:table-cell>
          <table:table-cell table:style-name="ce51" table:formula="of:=IFERROR([.$E$5]+[.$B$16]+[.$B24];&quot;&quot;)">
            <text:p/>
          </table:table-cell>
          <table:table-cell table:style-name="ce51" table:formula="of:=IFERROR([.$E$5]+[.$B$17]+[.$B24];&quot;&quot;)">
            <text:p/>
          </table:table-cell>
          <table:table-cell table:style-name="ce51" table:formula="of:=IFERROR([.$E$5]+[.$B$18]+[.$B24];&quot;&quot;)" office:value-type="float" office:value="3.54297342519685" calcext:value-type="float">
            <text:p>3.54</text:p>
          </table:table-cell>
          <table:table-cell table:style-name="ce51" table:formula="of:=IFERROR([.$E$5]+[.$B$19]+[.$B24];&quot;&quot;)" office:value-type="float" office:value="3.50922342519685" calcext:value-type="float">
            <text:p>3.51</text:p>
          </table:table-cell>
          <table:table-cell table:style-name="ce51" table:formula="of:=IFERROR([.$E$5]+[.$B$20]+[.$B24];&quot;&quot;)">
            <text:p/>
          </table:table-cell>
          <table:table-cell table:style-name="ce51" table:formula="of:=IFERROR([.$E$5]+[.$B$21]+[.$B24];&quot;&quot;)">
            <text:p/>
          </table:table-cell>
        </table:table-row>
        <table:table-row table:style-name="ro1">
          <table:table-cell table:style-name="ce14" office:value-type="string" calcext:value-type="string">
            <text:p># of Signal Pins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5" calcext:value-type="float">
            <text:p>5</text:p>
          </table:table-cell>
          <table:table-cell table:style-name="ce9"/>
          <table:table-cell table:number-columns-repeated="4"/>
          <table:table-cell table:style-name="ce46" office:value-type="string" calcext:value-type="string">
            <text:p>JST</text:p>
          </table:table-cell>
          <table:table-cell table:style-name="ce51" table:formula="of:=IFERROR([.$E$5]+[.$B$11]+[.$B25];&quot;&quot;)">
            <text:p/>
          </table:table-cell>
          <table:table-cell table:style-name="ce51" table:formula="of:=IFERROR([.$E$5]+[.$B$12]+[.$B25];&quot;&quot;)">
            <text:p/>
          </table:table-cell>
          <table:table-cell table:style-name="ce51" table:formula="of:=IFERROR([.$E$5]+[.$B$13]+[.$B25];&quot;&quot;)" office:value-type="float" office:value="3.97643771091114" calcext:value-type="float">
            <text:p>3.98</text:p>
          </table:table-cell>
          <table:table-cell table:style-name="ce51" table:formula="of:=IFERROR([.$E$5]+[.$B$14]+[.$B25];&quot;&quot;)">
            <text:p/>
          </table:table-cell>
          <table:table-cell table:style-name="ce51" table:formula="of:=IFERROR([.$E$5]+[.$B$15]+[.$B25];&quot;&quot;)">
            <text:p/>
          </table:table-cell>
          <table:table-cell table:style-name="ce51" table:formula="of:=IFERROR([.$E$5]+[.$B$16]+[.$B25];&quot;&quot;)">
            <text:p/>
          </table:table-cell>
          <table:table-cell table:style-name="ce51" table:formula="of:=IFERROR([.$E$5]+[.$B$17]+[.$B25];&quot;&quot;)">
            <text:p/>
          </table:table-cell>
          <table:table-cell table:style-name="ce51" table:formula="of:=IFERROR([.$E$5]+[.$B$18]+[.$B25];&quot;&quot;)" office:value-type="float" office:value="2.44081271091114" calcext:value-type="float">
            <text:p>2.44</text:p>
          </table:table-cell>
          <table:table-cell table:style-name="ce51" table:formula="of:=IFERROR([.$E$5]+[.$B$19]+[.$B25];&quot;&quot;)" office:value-type="float" office:value="2.40706271091114" calcext:value-type="float">
            <text:p>2.41</text:p>
          </table:table-cell>
          <table:table-cell table:style-name="ce51" table:formula="of:=IFERROR([.$E$5]+[.$B$20]+[.$B25];&quot;&quot;)">
            <text:p/>
          </table:table-cell>
          <table:table-cell table:style-name="ce51" table:formula="of:=IFERROR([.$E$5]+[.$B$21]+[.$B25];&quot;&quot;)">
            <text:p/>
          </table:table-cell>
        </table:table-row>
        <table:table-row table:style-name="ro1">
          <table:table-cell table:style-name="ce14" office:value-type="string" calcext:value-type="string">
            <text:p>Max current per pin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40" table:formula="of:=31*2.205/1000/39.37*12*[.B2]*[.E4]" office:value-type="float" office:value="1.56259842519685" calcext:value-type="float">
            <text:p>1.5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6" office:value-type="string" calcext:value-type="string">
            <text:p>Weather-pack</text:p>
          </table:table-cell>
          <table:table-cell table:style-name="ce51" table:formula="of:=IFERROR([.$E$5]+[.$B$11]+[.$B26];&quot;&quot;)">
            <text:p/>
          </table:table-cell>
          <table:table-cell table:style-name="ce51" table:formula="of:=IFERROR([.$E$5]+[.$B$12]+[.$B26];&quot;&quot;)">
            <text:p/>
          </table:table-cell>
          <table:table-cell table:style-name="ce51" table:formula="of:=IFERROR([.$E$5]+[.$B$13]+[.$B26];&quot;&quot;)" office:value-type="float" office:value="4.68259842519685" calcext:value-type="float">
            <text:p>4.68</text:p>
          </table:table-cell>
          <table:table-cell table:style-name="ce51" table:formula="of:=IFERROR([.$E$5]+[.$B$14]+[.$B26];&quot;&quot;)">
            <text:p/>
          </table:table-cell>
          <table:table-cell table:style-name="ce51" table:formula="of:=IFERROR([.$E$5]+[.$B$15]+[.$B26];&quot;&quot;)">
            <text:p/>
          </table:table-cell>
          <table:table-cell table:style-name="ce51" table:formula="of:=IFERROR([.$E$5]+[.$B$16]+[.$B26];&quot;&quot;)">
            <text:p/>
          </table:table-cell>
          <table:table-cell table:style-name="ce51" table:formula="of:=IFERROR([.$E$5]+[.$B$17]+[.$B26];&quot;&quot;)">
            <text:p/>
          </table:table-cell>
          <table:table-cell table:style-name="ce51" table:formula="of:=IFERROR([.$E$5]+[.$B$18]+[.$B26];&quot;&quot;)" office:value-type="float" office:value="3.14697342519685" calcext:value-type="float">
            <text:p>3.15</text:p>
          </table:table-cell>
          <table:table-cell table:style-name="ce51" table:formula="of:=IFERROR([.$E$5]+[.$B$19]+[.$B26];&quot;&quot;)" office:value-type="float" office:value="3.11322342519685" calcext:value-type="float">
            <text:p>3.11</text:p>
          </table:table-cell>
          <table:table-cell table:style-name="ce51" table:formula="of:=IFERROR([.$E$5]+[.$B$20]+[.$B26];&quot;&quot;)">
            <text:p/>
          </table:table-cell>
          <table:table-cell table:style-name="ce51" table:formula="of:=IFERROR([.$E$5]+[.$B$21]+[.$B26];&quot;&quot;)">
            <text:p/>
          </table:table-cell>
        </table:table-row>
        <table:table-row table:style-name="ro1">
          <table:table-cell table:style-name="ce14" office:value-type="string" calcext:value-type="string">
            <text:p>Pins per connector (A)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6" table:formula="of:=CONCATENATE(INDEX([$Constants.$B$2:.$B$26];MATCH([.$B$5]*2;[$Constants.$A$2:.$A$26];-1);1);&quot; AWG&quot;)" office:value-type="string" office:string-value="26 AWG" calcext:value-type="string">
            <text:p>26 AWG</text:p>
          </table:table-cell>
          <table:table-cell table:style-name="ce8"/>
          <table:table-cell table:number-columns-repeated="4"/>
          <table:table-cell table:style-name="ce46" office:value-type="string" calcext:value-type="string">
            <text:p>XT-60</text:p>
          </table:table-cell>
          <table:table-cell table:style-name="ce51" table:formula="of:=IFERROR([.$E$5]+[.$B$11]+[.$B27];&quot;&quot;)">
            <text:p/>
          </table:table-cell>
          <table:table-cell table:style-name="ce51" table:formula="of:=IFERROR([.$E$5]+[.$B$12]+[.$B27];&quot;&quot;)">
            <text:p/>
          </table:table-cell>
          <table:table-cell table:style-name="ce51" table:formula="of:=IFERROR([.$E$5]+[.$B$13]+[.$B27];&quot;&quot;)">
            <text:p/>
          </table:table-cell>
          <table:table-cell table:style-name="ce51" table:formula="of:=IFERROR([.$E$5]+[.$B$14]+[.$B27];&quot;&quot;)">
            <text:p/>
          </table:table-cell>
          <table:table-cell table:style-name="ce51" table:formula="of:=IFERROR([.$E$5]+[.$B$15]+[.$B27];&quot;&quot;)">
            <text:p/>
          </table:table-cell>
          <table:table-cell table:style-name="ce51" table:formula="of:=IFERROR([.$E$5]+[.$B$16]+[.$B27];&quot;&quot;)">
            <text:p/>
          </table:table-cell>
          <table:table-cell table:style-name="ce51" table:formula="of:=IFERROR([.$E$5]+[.$B$17]+[.$B27];&quot;&quot;)">
            <text:p/>
          </table:table-cell>
          <table:table-cell table:style-name="ce51" table:formula="of:=IFERROR([.$E$5]+[.$B$18]+[.$B27];&quot;&quot;)">
            <text:p/>
          </table:table-cell>
          <table:table-cell table:style-name="ce51" table:formula="of:=IFERROR([.$E$5]+[.$B$19]+[.$B27];&quot;&quot;)">
            <text:p/>
          </table:table-cell>
          <table:table-cell table:style-name="ce51" table:formula="of:=IFERROR([.$E$5]+[.$B$20]+[.$B27];&quot;&quot;)">
            <text:p/>
          </table:table-cell>
          <table:table-cell table:style-name="ce51" table:formula="of:=IFERROR([.$E$5]+[.$B$21]+[.$B27];&quot;&quot;)">
            <text:p/>
          </table:table-cell>
        </table:table-row>
        <table:table-row table:style-name="ro1">
          <table:table-cell table:style-name="ce14" office:value-type="string" calcext:value-type="string">
            <text:p>Pins/connector (B)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style-name="ce42" table:formula="of:=INDEX([$Constants.$K$2:.$K$26];MATCH([.$B$5]*2;[$Constants.$A$2:.$A$26];-1);1)*[.$B$2]*[.$B$3]" office:value-type="float" office:value="0.48708" calcext:value-type="float">
            <text:p>0.49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rom AWG solid core table on next sheet</text:p>
          </table:table-cell>
          <table:table-cell table:number-columns-repeated="3"/>
          <table:table-cell table:style-name="ce46" office:value-type="string" calcext:value-type="string">
            <text:p>XT-30</text:p>
          </table:table-cell>
          <table:table-cell table:style-name="ce51" table:formula="of:=IFERROR([.$E$5]+[.$B$11]+[.$B28];&quot;&quot;)">
            <text:p/>
          </table:table-cell>
          <table:table-cell table:style-name="ce51" table:formula="of:=IFERROR([.$E$5]+[.$B$12]+[.$B28];&quot;&quot;)">
            <text:p/>
          </table:table-cell>
          <table:table-cell table:style-name="ce51" table:formula="of:=IFERROR([.$E$5]+[.$B$13]+[.$B28];&quot;&quot;)">
            <text:p/>
          </table:table-cell>
          <table:table-cell table:style-name="ce51" table:formula="of:=IFERROR([.$E$5]+[.$B$14]+[.$B28];&quot;&quot;)">
            <text:p/>
          </table:table-cell>
          <table:table-cell table:style-name="ce51" table:formula="of:=IFERROR([.$E$5]+[.$B$15]+[.$B28];&quot;&quot;)">
            <text:p/>
          </table:table-cell>
          <table:table-cell table:style-name="ce51" table:formula="of:=IFERROR([.$E$5]+[.$B$16]+[.$B28];&quot;&quot;)">
            <text:p/>
          </table:table-cell>
          <table:table-cell table:style-name="ce51" table:formula="of:=IFERROR([.$E$5]+[.$B$17]+[.$B28];&quot;&quot;)">
            <text:p/>
          </table:table-cell>
          <table:table-cell table:style-name="ce51" table:formula="of:=IFERROR([.$E$5]+[.$B$18]+[.$B28];&quot;&quot;)">
            <text:p/>
          </table:table-cell>
          <table:table-cell table:style-name="ce51" table:formula="of:=IFERROR([.$E$5]+[.$B$19]+[.$B28];&quot;&quot;)">
            <text:p/>
          </table:table-cell>
          <table:table-cell table:style-name="ce51" table:formula="of:=IFERROR([.$E$5]+[.$B$20]+[.$B28];&quot;&quot;)">
            <text:p/>
          </table:table-cell>
          <table:table-cell table:style-name="ce51" table:formula="of:=IFERROR([.$E$5]+[.$B$21]+[.$B28];&quot;&quot;)">
            <text:p/>
          </table:table-cell>
        </table:table-row>
        <table:table-row table:style-name="ro1">
          <table:table-cell table:style-name="ce14" office:value-type="string" calcext:value-type="string">
            <text:p>Pins per cab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style-name="ce42" table:formula="of:=INDEX([$Constants.$M$2:.$M$26];MATCH([.$B$5]*2;[$Constants.$A$3:.$A$27];-1);1)*[.$B$3]*[.$B$2]" office:value-type="float" office:value="0.279915905434851" calcext:value-type="float">
            <text:p>0.28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Uses 0.010” of PVC insulation</text:p>
          </table:table-cell>
          <table:table-cell table:number-columns-repeated="3"/>
          <table:table-cell table:style-name="ce46" office:value-type="string" calcext:value-type="string">
            <text:p>DB-9 Female</text:p>
          </table:table-cell>
          <table:table-cell table:style-name="ce51" table:formula="of:=IFERROR([.$E$5]+[.$B$11]+[.$B29];&quot;&quot;)">
            <text:p/>
          </table:table-cell>
          <table:table-cell table:style-name="ce51" table:formula="of:=IFERROR([.$E$5]+[.$B$12]+[.$B29];&quot;&quot;)">
            <text:p/>
          </table:table-cell>
          <table:table-cell table:style-name="ce51" table:formula="of:=IFERROR([.$E$5]+[.$B$13]+[.$B29];&quot;&quot;)">
            <text:p/>
          </table:table-cell>
          <table:table-cell table:style-name="ce51" table:formula="of:=IFERROR([.$E$5]+[.$B$14]+[.$B29];&quot;&quot;)">
            <text:p/>
          </table:table-cell>
          <table:table-cell table:style-name="ce51" table:formula="of:=IFERROR([.$E$5]+[.$B$15]+[.$B29];&quot;&quot;)">
            <text:p/>
          </table:table-cell>
          <table:table-cell table:style-name="ce51" table:formula="of:=IFERROR([.$E$5]+[.$B$16]+[.$B29];&quot;&quot;)">
            <text:p/>
          </table:table-cell>
          <table:table-cell table:style-name="ce51" table:formula="of:=IFERROR([.$E$5]+[.$B$17]+[.$B29];&quot;&quot;)">
            <text:p/>
          </table:table-cell>
          <table:table-cell table:style-name="ce51" table:formula="of:=IFERROR([.$E$5]+[.$B$18]+[.$B29];&quot;&quot;)">
            <text:p/>
          </table:table-cell>
          <table:table-cell table:style-name="ce51" table:formula="of:=IFERROR([.$E$5]+[.$B$19]+[.$B29];&quot;&quot;)">
            <text:p/>
          </table:table-cell>
          <table:table-cell table:style-name="ce51" table:formula="of:=IFERROR([.$E$5]+[.$B$20]+[.$B29];&quot;&quot;)">
            <text:p/>
          </table:table-cell>
          <table:table-cell table:style-name="ce51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26" office:value-type="string" calcext:value-type="string">
            <text:p>Total</text:p>
          </table:table-cell>
          <table:table-cell table:style-name="ce40" table:formula="of:=[.E7]+[.E8]" office:value-type="float" office:value="0.766995905434851" calcext:value-type="float">
            <text:p>0.77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6" office:value-type="string" calcext:value-type="string">
            <text:p>DB-9 Male</text:p>
          </table:table-cell>
          <table:table-cell table:style-name="ce51" table:formula="of:=IFERROR([.$E$5]+[.$B$11]+[.$B30];&quot;&quot;)">
            <text:p/>
          </table:table-cell>
          <table:table-cell table:style-name="ce51" table:formula="of:=IFERROR([.$E$5]+[.$B$12]+[.$B30];&quot;&quot;)">
            <text:p/>
          </table:table-cell>
          <table:table-cell table:style-name="ce51" table:formula="of:=IFERROR([.$E$5]+[.$B$13]+[.$B30];&quot;&quot;)">
            <text:p/>
          </table:table-cell>
          <table:table-cell table:style-name="ce51" table:formula="of:=IFERROR([.$E$5]+[.$B$14]+[.$B30];&quot;&quot;)">
            <text:p/>
          </table:table-cell>
          <table:table-cell table:style-name="ce51" table:formula="of:=IFERROR([.$E$5]+[.$B$15]+[.$B30];&quot;&quot;)">
            <text:p/>
          </table:table-cell>
          <table:table-cell table:style-name="ce51" table:formula="of:=IFERROR([.$E$5]+[.$B$16]+[.$B30];&quot;&quot;)">
            <text:p/>
          </table:table-cell>
          <table:table-cell table:style-name="ce51" table:formula="of:=IFERROR([.$E$5]+[.$B$17]+[.$B30];&quot;&quot;)">
            <text:p/>
          </table:table-cell>
          <table:table-cell table:style-name="ce51" table:formula="of:=IFERROR([.$E$5]+[.$B$18]+[.$B30];&quot;&quot;)">
            <text:p/>
          </table:table-cell>
          <table:table-cell table:style-name="ce51" table:formula="of:=IFERROR([.$E$5]+[.$B$19]+[.$B30];&quot;&quot;)">
            <text:p/>
          </table:table-cell>
          <table:table-cell table:style-name="ce51" table:formula="of:=IFERROR([.$E$5]+[.$B$20]+[.$B30];&quot;&quot;)">
            <text:p/>
          </table:table-cell>
          <table:table-cell table:style-name="ce51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3" calcext:value-type="float">
            <text:p>3</text:p>
          </table:table-cell>
          <table:table-cell/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DB-15 Female</text:p>
          </table:table-cell>
          <table:table-cell table:style-name="ce51" table:formula="of:=IFERROR([.$E$5]+[.$B$11]+[.$B31];&quot;&quot;)">
            <text:p/>
          </table:table-cell>
          <table:table-cell table:style-name="ce51" table:formula="of:=IFERROR([.$E$5]+[.$B$12]+[.$B31];&quot;&quot;)">
            <text:p/>
          </table:table-cell>
          <table:table-cell table:style-name="ce51" table:formula="of:=IFERROR([.$E$5]+[.$B$13]+[.$B31];&quot;&quot;)">
            <text:p/>
          </table:table-cell>
          <table:table-cell table:style-name="ce51" table:formula="of:=IFERROR([.$E$5]+[.$B$14]+[.$B31];&quot;&quot;)">
            <text:p/>
          </table:table-cell>
          <table:table-cell table:style-name="ce51" table:formula="of:=IFERROR([.$E$5]+[.$B$15]+[.$B31];&quot;&quot;)">
            <text:p/>
          </table:table-cell>
          <table:table-cell table:style-name="ce51" table:formula="of:=IFERROR([.$E$5]+[.$B$16]+[.$B31];&quot;&quot;)">
            <text:p/>
          </table:table-cell>
          <table:table-cell table:style-name="ce51" table:formula="of:=IFERROR([.$E$5]+[.$B$17]+[.$B31];&quot;&quot;)">
            <text:p/>
          </table:table-cell>
          <table:table-cell table:style-name="ce51" table:formula="of:=IFERROR([.$E$5]+[.$B$18]+[.$B31];&quot;&quot;)">
            <text:p/>
          </table:table-cell>
          <table:table-cell table:style-name="ce51" table:formula="of:=IFERROR([.$E$5]+[.$B$19]+[.$B31];&quot;&quot;)">
            <text:p/>
          </table:table-cell>
          <table:table-cell table:style-name="ce51" table:formula="of:=IFERROR([.$E$5]+[.$B$20]+[.$B31];&quot;&quot;)">
            <text:p/>
          </table:table-cell>
          <table:table-cell table:style-name="ce51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[.$B$6]&lt;=4;0.156*[.B6]/3*[.B10];&quot;&gt;4 pins&quot;)" office:value-type="string" office:string-value="&gt;4 pins" calcext:value-type="string">
            <text:p>&gt;4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style-name="ce42" table:formula="of:=[.B4]*[.B2]*0.05" office:value-type="float" office:value="8.25" calcext:value-type="float">
            <text:p>8.25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or signal wires only</text:p>
          </table:table-cell>
          <table:table-cell table:number-columns-repeated="3"/>
          <table:table-cell table:style-name="ce46" office:value-type="string" calcext:value-type="string">
            <text:p>DB-15 Male</text:p>
          </table:table-cell>
          <table:table-cell table:style-name="ce51" table:formula="of:=IFERROR([.$E$5]+[.$B$11]+[.$B32];&quot;&quot;)">
            <text:p/>
          </table:table-cell>
          <table:table-cell table:style-name="ce51" table:formula="of:=IFERROR([.$E$5]+[.$B$12]+[.$B32];&quot;&quot;)">
            <text:p/>
          </table:table-cell>
          <table:table-cell table:style-name="ce51" table:formula="of:=IFERROR([.$E$5]+[.$B$13]+[.$B32];&quot;&quot;)">
            <text:p/>
          </table:table-cell>
          <table:table-cell table:style-name="ce51" table:formula="of:=IFERROR([.$E$5]+[.$B$14]+[.$B32];&quot;&quot;)">
            <text:p/>
          </table:table-cell>
          <table:table-cell table:style-name="ce51" table:formula="of:=IFERROR([.$E$5]+[.$B$15]+[.$B32];&quot;&quot;)">
            <text:p/>
          </table:table-cell>
          <table:table-cell table:style-name="ce51" table:formula="of:=IFERROR([.$E$5]+[.$B$16]+[.$B32];&quot;&quot;)">
            <text:p/>
          </table:table-cell>
          <table:table-cell table:style-name="ce51" table:formula="of:=IFERROR([.$E$5]+[.$B$17]+[.$B32];&quot;&quot;)">
            <text:p/>
          </table:table-cell>
          <table:table-cell table:style-name="ce51" table:formula="of:=IFERROR([.$E$5]+[.$B$18]+[.$B32];&quot;&quot;)">
            <text:p/>
          </table:table-cell>
          <table:table-cell table:style-name="ce51" table:formula="of:=IFERROR([.$E$5]+[.$B$19]+[.$B32];&quot;&quot;)">
            <text:p/>
          </table:table-cell>
          <table:table-cell table:style-name="ce51" table:formula="of:=IFERROR([.$E$5]+[.$B$20]+[.$B32];&quot;&quot;)">
            <text:p/>
          </table:table-cell>
          <table:table-cell table:style-name="ce51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8;25/28/16*[.B6]/3*[.B10];&quot;&gt;8 pins&quot;)" office:value-type="string" office:string-value="&gt;8 pins" calcext:value-type="string">
            <text:p>&gt;8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style-name="ce42" table:formula="of:=[.E9]*([.B3]-[.B4])/[.B3]" office:value-type="float" office:value="0.511330603623234" calcext:value-type="float">
            <text:p>0.51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6" office:value-type="string" calcext:value-type="string">
            <text:p>DB-25 Female</text:p>
          </table:table-cell>
          <table:table-cell table:style-name="ce51" table:formula="of:=IFERROR([.$E$5]+[.$B$11]+[.$B33];&quot;&quot;)">
            <text:p/>
          </table:table-cell>
          <table:table-cell table:style-name="ce51" table:formula="of:=IFERROR([.$E$5]+[.$B$12]+[.$B33];&quot;&quot;)">
            <text:p/>
          </table:table-cell>
          <table:table-cell table:style-name="ce51" table:formula="of:=IFERROR([.$E$5]+[.$B$13]+[.$B33];&quot;&quot;)">
            <text:p/>
          </table:table-cell>
          <table:table-cell table:style-name="ce51" table:formula="of:=IFERROR([.$E$5]+[.$B$14]+[.$B33];&quot;&quot;)">
            <text:p/>
          </table:table-cell>
          <table:table-cell table:style-name="ce51" table:formula="of:=IFERROR([.$E$5]+[.$B$15]+[.$B33];&quot;&quot;)">
            <text:p/>
          </table:table-cell>
          <table:table-cell table:style-name="ce51" table:formula="of:=IFERROR([.$E$5]+[.$B$16]+[.$B33];&quot;&quot;)">
            <text:p/>
          </table:table-cell>
          <table:table-cell table:style-name="ce51" table:formula="of:=IFERROR([.$E$5]+[.$B$17]+[.$B33];&quot;&quot;)">
            <text:p/>
          </table:table-cell>
          <table:table-cell table:style-name="ce51" table:formula="of:=IFERROR([.$E$5]+[.$B$18]+[.$B33];&quot;&quot;)">
            <text:p/>
          </table:table-cell>
          <table:table-cell table:style-name="ce51" table:formula="of:=IFERROR([.$E$5]+[.$B$19]+[.$B33];&quot;&quot;)">
            <text:p/>
          </table:table-cell>
          <table:table-cell table:style-name="ce51" table:formula="of:=IFERROR([.$E$5]+[.$B$20]+[.$B33];&quot;&quot;)">
            <text:p/>
          </table:table-cell>
          <table:table-cell table:style-name="ce51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6]/3*[.B10]" office:value-type="float" office:value="1.8" calcext:value-type="float">
            <text:p>1.80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MA connectors</text:p>
          </table:table-cell>
          <table:table-cell table:formula="of:=[.B3]*2*0.28/16" office:value-type="float" office:value="1.155" calcext:value-type="float">
            <text:p>1.155</text:p>
          </table:table-cell>
          <table:table-cell table:style-name="ce9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25 Male</text:p>
          </table:table-cell>
          <table:table-cell table:style-name="ce51" table:formula="of:=IFERROR([.$E$5]+[.$B$11]+[.$B34];&quot;&quot;)">
            <text:p/>
          </table:table-cell>
          <table:table-cell table:style-name="ce51" table:formula="of:=IFERROR([.$E$5]+[.$B$12]+[.$B34];&quot;&quot;)">
            <text:p/>
          </table:table-cell>
          <table:table-cell table:style-name="ce51" table:formula="of:=IFERROR([.$E$5]+[.$B$13]+[.$B34];&quot;&quot;)">
            <text:p/>
          </table:table-cell>
          <table:table-cell table:style-name="ce51" table:formula="of:=IFERROR([.$E$5]+[.$B$14]+[.$B34];&quot;&quot;)">
            <text:p/>
          </table:table-cell>
          <table:table-cell table:style-name="ce51" table:formula="of:=IFERROR([.$E$5]+[.$B$15]+[.$B34];&quot;&quot;)">
            <text:p/>
          </table:table-cell>
          <table:table-cell table:style-name="ce51" table:formula="of:=IFERROR([.$E$5]+[.$B$16]+[.$B34];&quot;&quot;)">
            <text:p/>
          </table:table-cell>
          <table:table-cell table:style-name="ce51" table:formula="of:=IFERROR([.$E$5]+[.$B$17]+[.$B34];&quot;&quot;)">
            <text:p/>
          </table:table-cell>
          <table:table-cell table:style-name="ce51" table:formula="of:=IFERROR([.$E$5]+[.$B$18]+[.$B34];&quot;&quot;)">
            <text:p/>
          </table:table-cell>
          <table:table-cell table:style-name="ce51" table:formula="of:=IFERROR([.$E$5]+[.$B$19]+[.$B34];&quot;&quot;)">
            <text:p/>
          </table:table-cell>
          <table:table-cell table:style-name="ce51" table:formula="of:=IFERROR([.$E$5]+[.$B$20]+[.$B34];&quot;&quot;)">
            <text:p/>
          </table:table-cell>
          <table:table-cell table:style-name="ce51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40" table:formula="of:=[.E12]+[.E11]+[.E13]" office:value-type="float" office:value="9.91633060362323" calcext:value-type="float">
            <text:p>9.92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style-name="ce42" table:formula="of:=INDEX([$Constants.$C$2:.$C$26];MATCH([.$B$5]*2;[$Constants.$A$3:.$A$27];-1);1)+2*0.01" office:value-type="float" office:value="0.04" calcext:value-type="float">
            <text:p>0.04</text:p>
          </table:table-cell>
          <table:table-cell table:style-name="ce9" office:value-type="string" calcext:value-type="string">
            <text:p>in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table:style-name="ce45" office:value-type="string" calcext:value-type="string">
            <text:p>Insulated Wire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style-name="ce42" table:formula="of:=VLOOKUP([.$B$8];[$Constants.A29:.B37];2;1)*[.E16]" office:value-type="float" office:value="0.0862" calcext:value-type="float">
            <text:p>0.09</text:p>
          </table:table-cell>
          <table:table-cell table:style-name="ce9" office:value-type="string" calcext:value-type="string">
            <text:p>in</text:p>
          </table:table-cell>
          <table:table-cell table:style-name="ce37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9]+[.$B$11]+[.$B24];&quot;&quot;)">
            <text:p/>
          </table:table-cell>
          <table:table-cell table:formula="of:=IFERROR([.$E$9]+[.$B$12]+[.$B24];&quot;&quot;)">
            <text:p/>
          </table:table-cell>
          <table:table-cell table:formula="of:=IFERROR([.$E$9]+[.$B$13]+[.$B24];&quot;&quot;)" office:value-type="float" office:value="4.28299590543485" calcext:value-type="float">
            <text:p>4.28</text:p>
          </table:table-cell>
          <table:table-cell table:formula="of:=IFERROR([.$E$9]+[.$B$14]+[.$B24];&quot;&quot;)">
            <text:p/>
          </table:table-cell>
          <table:table-cell table:formula="of:=IFERROR([.$E$9]+[.$B$15]+[.$B24];&quot;&quot;)">
            <text:p/>
          </table:table-cell>
          <table:table-cell table:formula="of:=IFERROR([.$E$9]+[.$B$16]+[.$B24];&quot;&quot;)">
            <text:p/>
          </table:table-cell>
          <table:table-cell table:formula="of:=IFERROR([.$E$9]+[.$B$17]+[.$B24];&quot;&quot;)">
            <text:p/>
          </table:table-cell>
          <table:table-cell table:formula="of:=IFERROR([.$E$9]+[.$B$18]+[.$B24];&quot;&quot;)" office:value-type="float" office:value="2.74737090543485" calcext:value-type="float">
            <text:p>2.75</text:p>
          </table:table-cell>
          <table:table-cell table:formula="of:=IFERROR([.$E$9]+[.$B$19]+[.$B24];&quot;&quot;)" office:value-type="float" office:value="2.71362090543485" calcext:value-type="float">
            <text:p>2.71</text:p>
          </table:table-cell>
          <table:table-cell table:formula="of:=IFERROR([.$E$9]+[.$B$20]+[.$B24];&quot;&quot;)">
            <text:p/>
          </table:table-cell>
          <table:table-cell table:formula="of:=IFERROR([.$E$9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float" office:value="0.264375" calcext:value-type="float">
            <text:p>0.264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style-name="ce42" table:formula="of:=[.E9]" office:value-type="float" office:value="0.766995905434851" calcext:value-type="float">
            <text:p>0.77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9]+[.$B$11]+[.$B25];&quot;&quot;)">
            <text:p/>
          </table:table-cell>
          <table:table-cell table:formula="of:=IFERROR([.$E$9]+[.$B$12]+[.$B25];&quot;&quot;)">
            <text:p/>
          </table:table-cell>
          <table:table-cell table:formula="of:=IFERROR([.$E$9]+[.$B$13]+[.$B25];&quot;&quot;)" office:value-type="float" office:value="3.18083519114914" calcext:value-type="float">
            <text:p>3.18</text:p>
          </table:table-cell>
          <table:table-cell table:formula="of:=IFERROR([.$E$9]+[.$B$14]+[.$B25];&quot;&quot;)">
            <text:p/>
          </table:table-cell>
          <table:table-cell table:formula="of:=IFERROR([.$E$9]+[.$B$15]+[.$B25];&quot;&quot;)">
            <text:p/>
          </table:table-cell>
          <table:table-cell table:formula="of:=IFERROR([.$E$9]+[.$B$16]+[.$B25];&quot;&quot;)">
            <text:p/>
          </table:table-cell>
          <table:table-cell table:formula="of:=IFERROR([.$E$9]+[.$B$17]+[.$B25];&quot;&quot;)">
            <text:p/>
          </table:table-cell>
          <table:table-cell table:formula="of:=IFERROR([.$E$9]+[.$B$18]+[.$B25];&quot;&quot;)" office:value-type="float" office:value="1.64521019114914" calcext:value-type="float">
            <text:p>1.65</text:p>
          </table:table-cell>
          <table:table-cell table:formula="of:=IFERROR([.$E$9]+[.$B$19]+[.$B25];&quot;&quot;)" office:value-type="float" office:value="1.61146019114914" calcext:value-type="float">
            <text:p>1.61</text:p>
          </table:table-cell>
          <table:table-cell table:formula="of:=IFERROR([.$E$9]+[.$B$20]+[.$B25];&quot;&quot;)">
            <text:p/>
          </table:table-cell>
          <table:table-cell table:formula="of:=IFERROR([.$E$9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float" office:value="0.230625" calcext:value-type="float">
            <text:p>0.231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style-name="ce42" table:formula="of:=PI()/4*(([.E17]+2/32)^2-([.E17])^2)*12*0.05*CEILING([.B3]/[.B8])*[.B2]" office:value-type="float" office:value="1.1415320518515" calcext:value-type="float">
            <text:p>1.14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9]+[.$B$11]+[.$B26];&quot;&quot;)">
            <text:p/>
          </table:table-cell>
          <table:table-cell table:formula="of:=IFERROR([.$E$9]+[.$B$12]+[.$B26];&quot;&quot;)">
            <text:p/>
          </table:table-cell>
          <table:table-cell table:formula="of:=IFERROR([.$E$9]+[.$B$13]+[.$B26];&quot;&quot;)" office:value-type="float" office:value="3.88699590543485" calcext:value-type="float">
            <text:p>3.89</text:p>
          </table:table-cell>
          <table:table-cell table:formula="of:=IFERROR([.$E$9]+[.$B$14]+[.$B26];&quot;&quot;)">
            <text:p/>
          </table:table-cell>
          <table:table-cell table:formula="of:=IFERROR([.$E$9]+[.$B$15]+[.$B26];&quot;&quot;)">
            <text:p/>
          </table:table-cell>
          <table:table-cell table:formula="of:=IFERROR([.$E$9]+[.$B$16]+[.$B26];&quot;&quot;)">
            <text:p/>
          </table:table-cell>
          <table:table-cell table:formula="of:=IFERROR([.$E$9]+[.$B$17]+[.$B26];&quot;&quot;)">
            <text:p/>
          </table:table-cell>
          <table:table-cell table:formula="of:=IFERROR([.$E$9]+[.$B$18]+[.$B26];&quot;&quot;)" office:value-type="float" office:value="2.35137090543485" calcext:value-type="float">
            <text:p>2.35</text:p>
          </table:table-cell>
          <table:table-cell table:formula="of:=IFERROR([.$E$9]+[.$B$19]+[.$B26];&quot;&quot;)" office:value-type="float" office:value="2.31762090543485" calcext:value-type="float">
            <text:p>2.32</text:p>
          </table:table-cell>
          <table:table-cell table:formula="of:=IFERROR([.$E$9]+[.$B$20]+[.$B26];&quot;&quot;)">
            <text:p/>
          </table:table-cell>
          <table:table-cell table:formula="of:=IFERROR([.$E$9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style-name="ce42" table:formula="of:=PI()/4*([.E17]^2-[.B8]*[.E16]^2)*12*0.01*CEILING([.B3]/[.B8])*[.B2]" office:value-type="float" office:value="0.0409056663495582" calcext:value-type="float">
            <text:p>0.04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9]+[.$B$11]+[.$B27];&quot;&quot;)">
            <text:p/>
          </table:table-cell>
          <table:table-cell table:formula="of:=IFERROR([.$E$9]+[.$B$12]+[.$B27];&quot;&quot;)">
            <text:p/>
          </table:table-cell>
          <table:table-cell table:formula="of:=IFERROR([.$E$9]+[.$B$13]+[.$B27];&quot;&quot;)">
            <text:p/>
          </table:table-cell>
          <table:table-cell table:formula="of:=IFERROR([.$E$9]+[.$B$14]+[.$B27];&quot;&quot;)">
            <text:p/>
          </table:table-cell>
          <table:table-cell table:formula="of:=IFERROR([.$E$9]+[.$B$15]+[.$B27];&quot;&quot;)">
            <text:p/>
          </table:table-cell>
          <table:table-cell table:formula="of:=IFERROR([.$E$9]+[.$B$16]+[.$B27];&quot;&quot;)">
            <text:p/>
          </table:table-cell>
          <table:table-cell table:formula="of:=IFERROR([.$E$9]+[.$B$17]+[.$B27];&quot;&quot;)">
            <text:p/>
          </table:table-cell>
          <table:table-cell table:formula="of:=IFERROR([.$E$9]+[.$B$18]+[.$B27];&quot;&quot;)">
            <text:p/>
          </table:table-cell>
          <table:table-cell table:formula="of:=IFERROR([.$E$9]+[.$B$19]+[.$B27];&quot;&quot;)">
            <text:p/>
          </table:table-cell>
          <table:table-cell table:formula="of:=IFERROR([.$E$9]+[.$B$20]+[.$B27];&quot;&quot;)">
            <text:p/>
          </table:table-cell>
          <table:table-cell table:formula="of:=IFERROR([.$E$9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3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29" office:value-type="string" calcext:value-type="string">
            <text:p>lb</text:p>
          </table:table-cell>
          <table:table-cell office:value-type="string" calcext:value-type="string">
            <text:p>Aluminum sheath</text:p>
          </table:table-cell>
          <table:table-cell table:style-name="ce42" table:formula="of:=PI()*[.E17]*12*0.001*0.098*[.B2]*CEILING([.B3]/[.B8])" office:value-type="float" office:value="0.052547057838921" calcext:value-type="float">
            <text:p>0.05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9]+[.$B$11]+[.$B28];&quot;&quot;)">
            <text:p/>
          </table:table-cell>
          <table:table-cell table:formula="of:=IFERROR([.$E$9]+[.$B$12]+[.$B28];&quot;&quot;)">
            <text:p/>
          </table:table-cell>
          <table:table-cell table:formula="of:=IFERROR([.$E$9]+[.$B$13]+[.$B28];&quot;&quot;)">
            <text:p/>
          </table:table-cell>
          <table:table-cell table:formula="of:=IFERROR([.$E$9]+[.$B$14]+[.$B28];&quot;&quot;)">
            <text:p/>
          </table:table-cell>
          <table:table-cell table:formula="of:=IFERROR([.$E$9]+[.$B$15]+[.$B28];&quot;&quot;)">
            <text:p/>
          </table:table-cell>
          <table:table-cell table:formula="of:=IFERROR([.$E$9]+[.$B$16]+[.$B28];&quot;&quot;)">
            <text:p/>
          </table:table-cell>
          <table:table-cell table:formula="of:=IFERROR([.$E$9]+[.$B$17]+[.$B28];&quot;&quot;)">
            <text:p/>
          </table:table-cell>
          <table:table-cell table:formula="of:=IFERROR([.$E$9]+[.$B$18]+[.$B28];&quot;&quot;)">
            <text:p/>
          </table:table-cell>
          <table:table-cell table:formula="of:=IFERROR([.$E$9]+[.$B$19]+[.$B28];&quot;&quot;)">
            <text:p/>
          </table:table-cell>
          <table:table-cell table:formula="of:=IFERROR([.$E$9]+[.$B$20]+[.$B28];&quot;&quot;)">
            <text:p/>
          </table:table-cell>
          <table:table-cell table:formula="of:=IFERROR([.$E$9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table:style-name="ce26" office:value-type="string" calcext:value-type="string">
            <text:p>Total</text:p>
          </table:table-cell>
          <table:table-cell table:style-name="ce40" table:formula="of:=SUM([.E18:.E21])" office:value-type="float" office:value="2.00198068147483" calcext:value-type="float">
            <text:p>2.00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9]+[.$B$11]+[.$B29];&quot;&quot;)">
            <text:p/>
          </table:table-cell>
          <table:table-cell table:formula="of:=IFERROR([.$E$9]+[.$B$12]+[.$B29];&quot;&quot;)">
            <text:p/>
          </table:table-cell>
          <table:table-cell table:formula="of:=IFERROR([.$E$9]+[.$B$13]+[.$B29];&quot;&quot;)">
            <text:p/>
          </table:table-cell>
          <table:table-cell table:formula="of:=IFERROR([.$E$9]+[.$B$14]+[.$B29];&quot;&quot;)">
            <text:p/>
          </table:table-cell>
          <table:table-cell table:formula="of:=IFERROR([.$E$9]+[.$B$15]+[.$B29];&quot;&quot;)">
            <text:p/>
          </table:table-cell>
          <table:table-cell table:formula="of:=IFERROR([.$E$9]+[.$B$16]+[.$B29];&quot;&quot;)">
            <text:p/>
          </table:table-cell>
          <table:table-cell table:formula="of:=IFERROR([.$E$9]+[.$B$17]+[.$B29];&quot;&quot;)">
            <text:p/>
          </table:table-cell>
          <table:table-cell table:formula="of:=IFERROR([.$E$9]+[.$B$18]+[.$B29];&quot;&quot;)">
            <text:p/>
          </table:table-cell>
          <table:table-cell table:formula="of:=IFERROR([.$E$9]+[.$B$19]+[.$B29];&quot;&quot;)">
            <text:p/>
          </table:table-cell>
          <table:table-cell table:formula="of:=IFERROR([.$E$9]+[.$B$20]+[.$B29];&quot;&quot;)">
            <text:p/>
          </table:table-cell>
          <table:table-cell table:formula="of:=IFERROR([.$E$9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DB-9 Male</text:p>
          </table:table-cell>
          <table:table-cell table:formula="of:=IFERROR([.$E$9]+[.$B$11]+[.$B30];&quot;&quot;)">
            <text:p/>
          </table:table-cell>
          <table:table-cell table:formula="of:=IFERROR([.$E$9]+[.$B$12]+[.$B30];&quot;&quot;)">
            <text:p/>
          </table:table-cell>
          <table:table-cell table:formula="of:=IFERROR([.$E$9]+[.$B$13]+[.$B30];&quot;&quot;)">
            <text:p/>
          </table:table-cell>
          <table:table-cell table:formula="of:=IFERROR([.$E$9]+[.$B$14]+[.$B30];&quot;&quot;)">
            <text:p/>
          </table:table-cell>
          <table:table-cell table:formula="of:=IFERROR([.$E$9]+[.$B$15]+[.$B30];&quot;&quot;)">
            <text:p/>
          </table:table-cell>
          <table:table-cell table:formula="of:=IFERROR([.$E$9]+[.$B$16]+[.$B30];&quot;&quot;)">
            <text:p/>
          </table:table-cell>
          <table:table-cell table:formula="of:=IFERROR([.$E$9]+[.$B$17]+[.$B30];&quot;&quot;)">
            <text:p/>
          </table:table-cell>
          <table:table-cell table:formula="of:=IFERROR([.$E$9]+[.$B$18]+[.$B30];&quot;&quot;)">
            <text:p/>
          </table:table-cell>
          <table:table-cell table:formula="of:=IFERROR([.$E$9]+[.$B$19]+[.$B30];&quot;&quot;)">
            <text:p/>
          </table:table-cell>
          <table:table-cell table:formula="of:=IFERROR([.$E$9]+[.$B$20]+[.$B30];&quot;&quot;)">
            <text:p/>
          </table:table-cell>
          <table:table-cell table:formula="of:=IFERROR([.$E$9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[.$B$7]&lt;=4;0.156*[.B7]/3*[.B23];&quot;&gt;4 pins&quot;)" office:value-type="float" office:value="1.716" calcext:value-type="float">
            <text:p>1.716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15 Female</text:p>
          </table:table-cell>
          <table:table-cell table:formula="of:=IFERROR([.$E$9]+[.$B$11]+[.$B31];&quot;&quot;)">
            <text:p/>
          </table:table-cell>
          <table:table-cell table:formula="of:=IFERROR([.$E$9]+[.$B$12]+[.$B31];&quot;&quot;)">
            <text:p/>
          </table:table-cell>
          <table:table-cell table:formula="of:=IFERROR([.$E$9]+[.$B$13]+[.$B31];&quot;&quot;)">
            <text:p/>
          </table:table-cell>
          <table:table-cell table:formula="of:=IFERROR([.$E$9]+[.$B$14]+[.$B31];&quot;&quot;)">
            <text:p/>
          </table:table-cell>
          <table:table-cell table:formula="of:=IFERROR([.$E$9]+[.$B$15]+[.$B31];&quot;&quot;)">
            <text:p/>
          </table:table-cell>
          <table:table-cell table:formula="of:=IFERROR([.$E$9]+[.$B$16]+[.$B31];&quot;&quot;)">
            <text:p/>
          </table:table-cell>
          <table:table-cell table:formula="of:=IFERROR([.$E$9]+[.$B$17]+[.$B31];&quot;&quot;)">
            <text:p/>
          </table:table-cell>
          <table:table-cell table:formula="of:=IFERROR([.$E$9]+[.$B$18]+[.$B31];&quot;&quot;)">
            <text:p/>
          </table:table-cell>
          <table:table-cell table:formula="of:=IFERROR([.$E$9]+[.$B$19]+[.$B31];&quot;&quot;)">
            <text:p/>
          </table:table-cell>
          <table:table-cell table:formula="of:=IFERROR([.$E$9]+[.$B$20]+[.$B31];&quot;&quot;)">
            <text:p/>
          </table:table-cell>
          <table:table-cell table:formula="of:=IFERROR([.$E$9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8;25/28/16*[.B7]/3*[.B23];&quot;&gt;8 pins&quot;)" office:value-type="float" office:value="0.613839285714286" calcext:value-type="float">
            <text:p>0.614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15 Male</text:p>
          </table:table-cell>
          <table:table-cell table:formula="of:=IFERROR([.$E$9]+[.$B$11]+[.$B32];&quot;&quot;)">
            <text:p/>
          </table:table-cell>
          <table:table-cell table:formula="of:=IFERROR([.$E$9]+[.$B$12]+[.$B32];&quot;&quot;)">
            <text:p/>
          </table:table-cell>
          <table:table-cell table:formula="of:=IFERROR([.$E$9]+[.$B$13]+[.$B32];&quot;&quot;)">
            <text:p/>
          </table:table-cell>
          <table:table-cell table:formula="of:=IFERROR([.$E$9]+[.$B$14]+[.$B32];&quot;&quot;)">
            <text:p/>
          </table:table-cell>
          <table:table-cell table:formula="of:=IFERROR([.$E$9]+[.$B$15]+[.$B32];&quot;&quot;)">
            <text:p/>
          </table:table-cell>
          <table:table-cell table:formula="of:=IFERROR([.$E$9]+[.$B$16]+[.$B32];&quot;&quot;)">
            <text:p/>
          </table:table-cell>
          <table:table-cell table:formula="of:=IFERROR([.$E$9]+[.$B$17]+[.$B32];&quot;&quot;)">
            <text:p/>
          </table:table-cell>
          <table:table-cell table:formula="of:=IFERROR([.$E$9]+[.$B$18]+[.$B32];&quot;&quot;)">
            <text:p/>
          </table:table-cell>
          <table:table-cell table:formula="of:=IFERROR([.$E$9]+[.$B$19]+[.$B32];&quot;&quot;)">
            <text:p/>
          </table:table-cell>
          <table:table-cell table:formula="of:=IFERROR([.$E$9]+[.$B$20]+[.$B32];&quot;&quot;)">
            <text:p/>
          </table:table-cell>
          <table:table-cell table:formula="of:=IFERROR([.$E$9]+[.$B$21]+[.$B32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7]/3*[.B23]" office:value-type="float" office:value="1.32" calcext:value-type="float">
            <text:p>1.320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25 Female</text:p>
          </table:table-cell>
          <table:table-cell table:formula="of:=IFERROR([.$E$9]+[.$B$11]+[.$B33];&quot;&quot;)">
            <text:p/>
          </table:table-cell>
          <table:table-cell table:formula="of:=IFERROR([.$E$9]+[.$B$12]+[.$B33];&quot;&quot;)">
            <text:p/>
          </table:table-cell>
          <table:table-cell table:formula="of:=IFERROR([.$E$9]+[.$B$13]+[.$B33];&quot;&quot;)">
            <text:p/>
          </table:table-cell>
          <table:table-cell table:formula="of:=IFERROR([.$E$9]+[.$B$14]+[.$B33];&quot;&quot;)">
            <text:p/>
          </table:table-cell>
          <table:table-cell table:formula="of:=IFERROR([.$E$9]+[.$B$15]+[.$B33];&quot;&quot;)">
            <text:p/>
          </table:table-cell>
          <table:table-cell table:formula="of:=IFERROR([.$E$9]+[.$B$16]+[.$B33];&quot;&quot;)">
            <text:p/>
          </table:table-cell>
          <table:table-cell table:formula="of:=IFERROR([.$E$9]+[.$B$17]+[.$B33];&quot;&quot;)">
            <text:p/>
          </table:table-cell>
          <table:table-cell table:formula="of:=IFERROR([.$E$9]+[.$B$18]+[.$B33];&quot;&quot;)">
            <text:p/>
          </table:table-cell>
          <table:table-cell table:formula="of:=IFERROR([.$E$9]+[.$B$19]+[.$B33];&quot;&quot;)">
            <text:p/>
          </table:table-cell>
          <table:table-cell table:formula="of:=IFERROR([.$E$9]+[.$B$20]+[.$B33];&quot;&quot;)">
            <text:p/>
          </table:table-cell>
          <table:table-cell table:formula="of:=IFERROR([.$E$9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ce49" office:value-type="string" calcext:value-type="string">
            <text:p>DB-25 Male</text:p>
          </table:table-cell>
          <table:table-cell table:formula="of:=IFERROR([.$E$9]+[.$B$11]+[.$B34];&quot;&quot;)">
            <text:p/>
          </table:table-cell>
          <table:table-cell table:formula="of:=IFERROR([.$E$9]+[.$B$12]+[.$B34];&quot;&quot;)">
            <text:p/>
          </table:table-cell>
          <table:table-cell table:formula="of:=IFERROR([.$E$9]+[.$B$13]+[.$B34];&quot;&quot;)">
            <text:p/>
          </table:table-cell>
          <table:table-cell table:formula="of:=IFERROR([.$E$9]+[.$B$14]+[.$B34];&quot;&quot;)">
            <text:p/>
          </table:table-cell>
          <table:table-cell table:formula="of:=IFERROR([.$E$9]+[.$B$15]+[.$B34];&quot;&quot;)">
            <text:p/>
          </table:table-cell>
          <table:table-cell table:formula="of:=IFERROR([.$E$9]+[.$B$16]+[.$B34];&quot;&quot;)">
            <text:p/>
          </table:table-cell>
          <table:table-cell table:formula="of:=IFERROR([.$E$9]+[.$B$17]+[.$B34];&quot;&quot;)">
            <text:p/>
          </table:table-cell>
          <table:table-cell table:formula="of:=IFERROR([.$E$9]+[.$B$18]+[.$B34];&quot;&quot;)">
            <text:p/>
          </table:table-cell>
          <table:table-cell table:formula="of:=IFERROR([.$E$9]+[.$B$19]+[.$B34];&quot;&quot;)">
            <text:p/>
          </table:table-cell>
          <table:table-cell table:formula="of:=IFERROR([.$E$9]+[.$B$20]+[.$B34];&quot;&quot;)">
            <text:p/>
          </table:table-cell>
          <table:table-cell table:formula="of:=IFERROR([.$E$9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ce45" office:value-type="string" calcext:value-type="string">
            <text:p>Custom Cable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eutsch DT</text:p>
          </table:table-cell>
          <table:table-cell table:formula="of:=IFERROR([.$E$22]+[.$B$11]+[.$B24];&quot;&quot;)">
            <text:p/>
          </table:table-cell>
          <table:table-cell table:formula="of:=IFERROR([.$E$22]+[.$B$12]+[.$B24];&quot;&quot;)">
            <text:p/>
          </table:table-cell>
          <table:table-cell table:formula="of:=IFERROR([.$E$22]+[.$B$13]+[.$B24];&quot;&quot;)" office:value-type="float" office:value="5.51798068147483" calcext:value-type="float">
            <text:p>5.52</text:p>
          </table:table-cell>
          <table:table-cell table:formula="of:=IFERROR([.$E$22]+[.$B$14]+[.$B24];&quot;&quot;)">
            <text:p/>
          </table:table-cell>
          <table:table-cell table:formula="of:=IFERROR([.$E$22]+[.$B$15]+[.$B24];&quot;&quot;)">
            <text:p/>
          </table:table-cell>
          <table:table-cell table:formula="of:=IFERROR([.$E$22]+[.$B$16]+[.$B24];&quot;&quot;)">
            <text:p/>
          </table:table-cell>
          <table:table-cell table:formula="of:=IFERROR([.$E$22]+[.$B$17]+[.$B24];&quot;&quot;)">
            <text:p/>
          </table:table-cell>
          <table:table-cell table:formula="of:=IFERROR([.$E$22]+[.$B$18]+[.$B24];&quot;&quot;)" office:value-type="float" office:value="3.98235568147483" calcext:value-type="float">
            <text:p>3.98</text:p>
          </table:table-cell>
          <table:table-cell table:formula="of:=IFERROR([.$E$22]+[.$B$19]+[.$B24];&quot;&quot;)" office:value-type="float" office:value="3.94860568147483" calcext:value-type="float">
            <text:p>3.95</text:p>
          </table:table-cell>
          <table:table-cell table:formula="of:=IFERROR([.$E$22]+[.$B$20]+[.$B24];&quot;&quot;)">
            <text:p/>
          </table:table-cell>
          <table:table-cell table:formula="of:=IFERROR([.$E$22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JST</text:p>
          </table:table-cell>
          <table:table-cell table:formula="of:=IFERROR([.$E$22]+[.$B$11]+[.$B25];&quot;&quot;)">
            <text:p/>
          </table:table-cell>
          <table:table-cell table:formula="of:=IFERROR([.$E$22]+[.$B$12]+[.$B25];&quot;&quot;)">
            <text:p/>
          </table:table-cell>
          <table:table-cell table:formula="of:=IFERROR([.$E$22]+[.$B$13]+[.$B25];&quot;&quot;)" office:value-type="float" office:value="4.41581996718912" calcext:value-type="float">
            <text:p>4.42</text:p>
          </table:table-cell>
          <table:table-cell table:formula="of:=IFERROR([.$E$22]+[.$B$14]+[.$B25];&quot;&quot;)">
            <text:p/>
          </table:table-cell>
          <table:table-cell table:formula="of:=IFERROR([.$E$22]+[.$B$15]+[.$B25];&quot;&quot;)">
            <text:p/>
          </table:table-cell>
          <table:table-cell table:formula="of:=IFERROR([.$E$22]+[.$B$16]+[.$B25];&quot;&quot;)">
            <text:p/>
          </table:table-cell>
          <table:table-cell table:formula="of:=IFERROR([.$E$22]+[.$B$17]+[.$B25];&quot;&quot;)">
            <text:p/>
          </table:table-cell>
          <table:table-cell table:formula="of:=IFERROR([.$E$22]+[.$B$18]+[.$B25];&quot;&quot;)" office:value-type="float" office:value="2.88019496718912" calcext:value-type="float">
            <text:p>2.88</text:p>
          </table:table-cell>
          <table:table-cell table:formula="of:=IFERROR([.$E$22]+[.$B$19]+[.$B25];&quot;&quot;)" office:value-type="float" office:value="2.84644496718912" calcext:value-type="float">
            <text:p>2.85</text:p>
          </table:table-cell>
          <table:table-cell table:formula="of:=IFERROR([.$E$22]+[.$B$20]+[.$B25];&quot;&quot;)">
            <text:p/>
          </table:table-cell>
          <table:table-cell table:formula="of:=IFERROR([.$E$22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Weather-pack</text:p>
          </table:table-cell>
          <table:table-cell table:formula="of:=IFERROR([.$E$22]+[.$B$11]+[.$B26];&quot;&quot;)">
            <text:p/>
          </table:table-cell>
          <table:table-cell table:formula="of:=IFERROR([.$E$22]+[.$B$12]+[.$B26];&quot;&quot;)">
            <text:p/>
          </table:table-cell>
          <table:table-cell table:formula="of:=IFERROR([.$E$22]+[.$B$13]+[.$B26];&quot;&quot;)" office:value-type="float" office:value="5.12198068147483" calcext:value-type="float">
            <text:p>5.12</text:p>
          </table:table-cell>
          <table:table-cell table:formula="of:=IFERROR([.$E$22]+[.$B$14]+[.$B26];&quot;&quot;)">
            <text:p/>
          </table:table-cell>
          <table:table-cell table:formula="of:=IFERROR([.$E$22]+[.$B$15]+[.$B26];&quot;&quot;)">
            <text:p/>
          </table:table-cell>
          <table:table-cell table:formula="of:=IFERROR([.$E$22]+[.$B$16]+[.$B26];&quot;&quot;)">
            <text:p/>
          </table:table-cell>
          <table:table-cell table:formula="of:=IFERROR([.$E$22]+[.$B$17]+[.$B26];&quot;&quot;)">
            <text:p/>
          </table:table-cell>
          <table:table-cell table:formula="of:=IFERROR([.$E$22]+[.$B$18]+[.$B26];&quot;&quot;)" office:value-type="float" office:value="3.58635568147483" calcext:value-type="float">
            <text:p>3.59</text:p>
          </table:table-cell>
          <table:table-cell table:formula="of:=IFERROR([.$E$22]+[.$B$19]+[.$B26];&quot;&quot;)" office:value-type="float" office:value="3.55260568147483" calcext:value-type="float">
            <text:p>3.55</text:p>
          </table:table-cell>
          <table:table-cell table:formula="of:=IFERROR([.$E$22]+[.$B$20]+[.$B26];&quot;&quot;)">
            <text:p/>
          </table:table-cell>
          <table:table-cell table:formula="of:=IFERROR([.$E$22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XT-60</text:p>
          </table:table-cell>
          <table:table-cell table:formula="of:=IFERROR([.$E$22]+[.$B$11]+[.$B27];&quot;&quot;)">
            <text:p/>
          </table:table-cell>
          <table:table-cell table:formula="of:=IFERROR([.$E$22]+[.$B$12]+[.$B27];&quot;&quot;)">
            <text:p/>
          </table:table-cell>
          <table:table-cell table:formula="of:=IFERROR([.$E$22]+[.$B$13]+[.$B27];&quot;&quot;)">
            <text:p/>
          </table:table-cell>
          <table:table-cell table:formula="of:=IFERROR([.$E$22]+[.$B$14]+[.$B27];&quot;&quot;)">
            <text:p/>
          </table:table-cell>
          <table:table-cell table:formula="of:=IFERROR([.$E$22]+[.$B$15]+[.$B27];&quot;&quot;)">
            <text:p/>
          </table:table-cell>
          <table:table-cell table:formula="of:=IFERROR([.$E$22]+[.$B$16]+[.$B27];&quot;&quot;)">
            <text:p/>
          </table:table-cell>
          <table:table-cell table:formula="of:=IFERROR([.$E$22]+[.$B$17]+[.$B27];&quot;&quot;)">
            <text:p/>
          </table:table-cell>
          <table:table-cell table:formula="of:=IFERROR([.$E$22]+[.$B$18]+[.$B27];&quot;&quot;)">
            <text:p/>
          </table:table-cell>
          <table:table-cell table:formula="of:=IFERROR([.$E$22]+[.$B$19]+[.$B27];&quot;&quot;)">
            <text:p/>
          </table:table-cell>
          <table:table-cell table:formula="of:=IFERROR([.$E$22]+[.$B$20]+[.$B27];&quot;&quot;)">
            <text:p/>
          </table:table-cell>
          <table:table-cell table:formula="of:=IFERROR([.$E$22]+[.$B$21]+[.$B27];&quot;&quot;)">
            <text:p/>
          </table:table-cell>
        </table:table-row>
        <table:table-row table:style-name="ro1">
          <table:table-cell table:style-name="ce19"/>
          <table:table-cell table:style-name="ce23"/>
          <table:table-cell table:style-name="ce31"/>
          <table:table-cell table:number-columns-repeated="7"/>
          <table:table-cell office:value-type="string" calcext:value-type="string">
            <text:p>XT-30</text:p>
          </table:table-cell>
          <table:table-cell table:formula="of:=IFERROR([.$E$22]+[.$B$11]+[.$B28];&quot;&quot;)">
            <text:p/>
          </table:table-cell>
          <table:table-cell table:formula="of:=IFERROR([.$E$22]+[.$B$12]+[.$B28];&quot;&quot;)">
            <text:p/>
          </table:table-cell>
          <table:table-cell table:formula="of:=IFERROR([.$E$22]+[.$B$13]+[.$B28];&quot;&quot;)">
            <text:p/>
          </table:table-cell>
          <table:table-cell table:formula="of:=IFERROR([.$E$22]+[.$B$14]+[.$B28];&quot;&quot;)">
            <text:p/>
          </table:table-cell>
          <table:table-cell table:formula="of:=IFERROR([.$E$22]+[.$B$15]+[.$B28];&quot;&quot;)">
            <text:p/>
          </table:table-cell>
          <table:table-cell table:formula="of:=IFERROR([.$E$22]+[.$B$16]+[.$B28];&quot;&quot;)">
            <text:p/>
          </table:table-cell>
          <table:table-cell table:formula="of:=IFERROR([.$E$22]+[.$B$17]+[.$B28];&quot;&quot;)">
            <text:p/>
          </table:table-cell>
          <table:table-cell table:formula="of:=IFERROR([.$E$22]+[.$B$18]+[.$B28];&quot;&quot;)">
            <text:p/>
          </table:table-cell>
          <table:table-cell table:formula="of:=IFERROR([.$E$22]+[.$B$19]+[.$B28];&quot;&quot;)">
            <text:p/>
          </table:table-cell>
          <table:table-cell table:formula="of:=IFERROR([.$E$22]+[.$B$20]+[.$B28];&quot;&quot;)">
            <text:p/>
          </table:table-cell>
          <table:table-cell table:formula="of:=IFERROR([.$E$22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9 Female</text:p>
          </table:table-cell>
          <table:table-cell table:formula="of:=IFERROR([.$E$22]+[.$B$11]+[.$B29];&quot;&quot;)">
            <text:p/>
          </table:table-cell>
          <table:table-cell table:formula="of:=IFERROR([.$E$22]+[.$B$12]+[.$B29];&quot;&quot;)">
            <text:p/>
          </table:table-cell>
          <table:table-cell table:formula="of:=IFERROR([.$E$22]+[.$B$13]+[.$B29];&quot;&quot;)">
            <text:p/>
          </table:table-cell>
          <table:table-cell table:formula="of:=IFERROR([.$E$22]+[.$B$14]+[.$B29];&quot;&quot;)">
            <text:p/>
          </table:table-cell>
          <table:table-cell table:formula="of:=IFERROR([.$E$22]+[.$B$15]+[.$B29];&quot;&quot;)">
            <text:p/>
          </table:table-cell>
          <table:table-cell table:formula="of:=IFERROR([.$E$22]+[.$B$16]+[.$B29];&quot;&quot;)">
            <text:p/>
          </table:table-cell>
          <table:table-cell table:formula="of:=IFERROR([.$E$22]+[.$B$17]+[.$B29];&quot;&quot;)">
            <text:p/>
          </table:table-cell>
          <table:table-cell table:formula="of:=IFERROR([.$E$22]+[.$B$18]+[.$B29];&quot;&quot;)">
            <text:p/>
          </table:table-cell>
          <table:table-cell table:formula="of:=IFERROR([.$E$22]+[.$B$19]+[.$B29];&quot;&quot;)">
            <text:p/>
          </table:table-cell>
          <table:table-cell table:formula="of:=IFERROR([.$E$22]+[.$B$20]+[.$B29];&quot;&quot;)">
            <text:p/>
          </table:table-cell>
          <table:table-cell table:formula="of:=IFERROR([.$E$22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9 Male</text:p>
          </table:table-cell>
          <table:table-cell table:formula="of:=IFERROR([.$E$22]+[.$B$11]+[.$B30];&quot;&quot;)">
            <text:p/>
          </table:table-cell>
          <table:table-cell table:formula="of:=IFERROR([.$E$22]+[.$B$12]+[.$B30];&quot;&quot;)">
            <text:p/>
          </table:table-cell>
          <table:table-cell table:formula="of:=IFERROR([.$E$22]+[.$B$13]+[.$B30];&quot;&quot;)">
            <text:p/>
          </table:table-cell>
          <table:table-cell table:formula="of:=IFERROR([.$E$22]+[.$B$14]+[.$B30];&quot;&quot;)">
            <text:p/>
          </table:table-cell>
          <table:table-cell table:formula="of:=IFERROR([.$E$22]+[.$B$15]+[.$B30];&quot;&quot;)">
            <text:p/>
          </table:table-cell>
          <table:table-cell table:formula="of:=IFERROR([.$E$22]+[.$B$16]+[.$B30];&quot;&quot;)">
            <text:p/>
          </table:table-cell>
          <table:table-cell table:formula="of:=IFERROR([.$E$22]+[.$B$17]+[.$B30];&quot;&quot;)">
            <text:p/>
          </table:table-cell>
          <table:table-cell table:formula="of:=IFERROR([.$E$22]+[.$B$18]+[.$B30];&quot;&quot;)">
            <text:p/>
          </table:table-cell>
          <table:table-cell table:formula="of:=IFERROR([.$E$22]+[.$B$19]+[.$B30];&quot;&quot;)">
            <text:p/>
          </table:table-cell>
          <table:table-cell table:formula="of:=IFERROR([.$E$22]+[.$B$20]+[.$B30];&quot;&quot;)">
            <text:p/>
          </table:table-cell>
          <table:table-cell table:formula="of:=IFERROR([.$E$22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15 Female</text:p>
          </table:table-cell>
          <table:table-cell table:formula="of:=IFERROR([.$E$22]+[.$B$11]+[.$B31];&quot;&quot;)">
            <text:p/>
          </table:table-cell>
          <table:table-cell table:formula="of:=IFERROR([.$E$22]+[.$B$12]+[.$B31];&quot;&quot;)">
            <text:p/>
          </table:table-cell>
          <table:table-cell table:formula="of:=IFERROR([.$E$22]+[.$B$13]+[.$B31];&quot;&quot;)">
            <text:p/>
          </table:table-cell>
          <table:table-cell table:formula="of:=IFERROR([.$E$22]+[.$B$14]+[.$B31];&quot;&quot;)">
            <text:p/>
          </table:table-cell>
          <table:table-cell table:formula="of:=IFERROR([.$E$22]+[.$B$15]+[.$B31];&quot;&quot;)">
            <text:p/>
          </table:table-cell>
          <table:table-cell table:formula="of:=IFERROR([.$E$22]+[.$B$16]+[.$B31];&quot;&quot;)">
            <text:p/>
          </table:table-cell>
          <table:table-cell table:formula="of:=IFERROR([.$E$22]+[.$B$17]+[.$B31];&quot;&quot;)">
            <text:p/>
          </table:table-cell>
          <table:table-cell table:formula="of:=IFERROR([.$E$22]+[.$B$18]+[.$B31];&quot;&quot;)">
            <text:p/>
          </table:table-cell>
          <table:table-cell table:formula="of:=IFERROR([.$E$22]+[.$B$19]+[.$B31];&quot;&quot;)">
            <text:p/>
          </table:table-cell>
          <table:table-cell table:formula="of:=IFERROR([.$E$22]+[.$B$20]+[.$B31];&quot;&quot;)">
            <text:p/>
          </table:table-cell>
          <table:table-cell table:formula="of:=IFERROR([.$E$22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15 Male</text:p>
          </table:table-cell>
          <table:table-cell table:formula="of:=IFERROR([.$E$22]+[.$B$11]+[.$B32];&quot;&quot;)">
            <text:p/>
          </table:table-cell>
          <table:table-cell table:formula="of:=IFERROR([.$E$22]+[.$B$12]+[.$B32];&quot;&quot;)">
            <text:p/>
          </table:table-cell>
          <table:table-cell table:formula="of:=IFERROR([.$E$22]+[.$B$13]+[.$B32];&quot;&quot;)">
            <text:p/>
          </table:table-cell>
          <table:table-cell table:formula="of:=IFERROR([.$E$22]+[.$B$14]+[.$B32];&quot;&quot;)">
            <text:p/>
          </table:table-cell>
          <table:table-cell table:formula="of:=IFERROR([.$E$22]+[.$B$15]+[.$B32];&quot;&quot;)">
            <text:p/>
          </table:table-cell>
          <table:table-cell table:formula="of:=IFERROR([.$E$22]+[.$B$16]+[.$B32];&quot;&quot;)">
            <text:p/>
          </table:table-cell>
          <table:table-cell table:formula="of:=IFERROR([.$E$22]+[.$B$17]+[.$B32];&quot;&quot;)">
            <text:p/>
          </table:table-cell>
          <table:table-cell table:formula="of:=IFERROR([.$E$22]+[.$B$18]+[.$B32];&quot;&quot;)">
            <text:p/>
          </table:table-cell>
          <table:table-cell table:formula="of:=IFERROR([.$E$22]+[.$B$19]+[.$B32];&quot;&quot;)">
            <text:p/>
          </table:table-cell>
          <table:table-cell table:formula="of:=IFERROR([.$E$22]+[.$B$20]+[.$B32];&quot;&quot;)">
            <text:p/>
          </table:table-cell>
          <table:table-cell table:formula="of:=IFERROR([.$E$22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25 Female</text:p>
          </table:table-cell>
          <table:table-cell table:formula="of:=IFERROR([.$E$22]+[.$B$11]+[.$B33];&quot;&quot;)">
            <text:p/>
          </table:table-cell>
          <table:table-cell table:formula="of:=IFERROR([.$E$22]+[.$B$12]+[.$B33];&quot;&quot;)">
            <text:p/>
          </table:table-cell>
          <table:table-cell table:formula="of:=IFERROR([.$E$22]+[.$B$13]+[.$B33];&quot;&quot;)">
            <text:p/>
          </table:table-cell>
          <table:table-cell table:formula="of:=IFERROR([.$E$22]+[.$B$14]+[.$B33];&quot;&quot;)">
            <text:p/>
          </table:table-cell>
          <table:table-cell table:formula="of:=IFERROR([.$E$22]+[.$B$15]+[.$B33];&quot;&quot;)">
            <text:p/>
          </table:table-cell>
          <table:table-cell table:formula="of:=IFERROR([.$E$22]+[.$B$16]+[.$B33];&quot;&quot;)">
            <text:p/>
          </table:table-cell>
          <table:table-cell table:formula="of:=IFERROR([.$E$22]+[.$B$17]+[.$B33];&quot;&quot;)">
            <text:p/>
          </table:table-cell>
          <table:table-cell table:formula="of:=IFERROR([.$E$22]+[.$B$18]+[.$B33];&quot;&quot;)">
            <text:p/>
          </table:table-cell>
          <table:table-cell table:formula="of:=IFERROR([.$E$22]+[.$B$19]+[.$B33];&quot;&quot;)">
            <text:p/>
          </table:table-cell>
          <table:table-cell table:formula="of:=IFERROR([.$E$22]+[.$B$20]+[.$B33];&quot;&quot;)">
            <text:p/>
          </table:table-cell>
          <table:table-cell table:formula="of:=IFERROR([.$E$22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49" office:value-type="string" calcext:value-type="string">
            <text:p>DB-25 Male</text:p>
          </table:table-cell>
          <table:table-cell table:formula="of:=IFERROR([.$E$22]+[.$B$11]+[.$B34];&quot;&quot;)">
            <text:p/>
          </table:table-cell>
          <table:table-cell table:formula="of:=IFERROR([.$E$22]+[.$B$12]+[.$B34];&quot;&quot;)">
            <text:p/>
          </table:table-cell>
          <table:table-cell table:formula="of:=IFERROR([.$E$22]+[.$B$13]+[.$B34];&quot;&quot;)">
            <text:p/>
          </table:table-cell>
          <table:table-cell table:formula="of:=IFERROR([.$E$22]+[.$B$14]+[.$B34];&quot;&quot;)">
            <text:p/>
          </table:table-cell>
          <table:table-cell table:formula="of:=IFERROR([.$E$22]+[.$B$15]+[.$B34];&quot;&quot;)">
            <text:p/>
          </table:table-cell>
          <table:table-cell table:formula="of:=IFERROR([.$E$22]+[.$B$16]+[.$B34];&quot;&quot;)">
            <text:p/>
          </table:table-cell>
          <table:table-cell table:formula="of:=IFERROR([.$E$22]+[.$B$17]+[.$B34];&quot;&quot;)">
            <text:p/>
          </table:table-cell>
          <table:table-cell table:formula="of:=IFERROR([.$E$22]+[.$B$18]+[.$B34];&quot;&quot;)">
            <text:p/>
          </table:table-cell>
          <table:table-cell table:formula="of:=IFERROR([.$E$22]+[.$B$19]+[.$B34];&quot;&quot;)">
            <text:p/>
          </table:table-cell>
          <table:table-cell table:formula="of:=IFERROR([.$E$22]+[.$B$20]+[.$B34];&quot;&quot;)">
            <text:p/>
          </table:table-cell>
          <table:table-cell table:formula="of:=IFERROR([.$E$22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12" table:default-cell-style-name="ce43"/>
        <table:table-column table:style-name="co2" table:default-cell-style-name="Default"/>
        <table:table-column table:style-name="co2" table:default-cell-style-name="ce43"/>
        <table:table-row table:style-name="ro1">
          <table:table-cell table:style-name="ce13" office:value-type="string" calcext:value-type="string">
            <text:p>Ampacity</text:p>
          </table:table-cell>
          <table:table-cell table:style-name="ce13" office:value-type="string" calcext:value-type="string">
            <text:p>AWG</text:p>
          </table:table-cell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Diameter (mm)</text:p>
          </table:table-cell>
          <table:table-cell table:style-name="ce13" office:value-type="string" calcext:value-type="string">
            <text:p>Turns (1/in)</text:p>
          </table:table-cell>
          <table:table-cell table:style-name="ce13" office:value-type="string" calcext:value-type="string">
            <text:p>Turns (1/mm)</text:p>
          </table:table-cell>
          <table:table-cell table:style-name="ce13" office:value-type="string" calcext:value-type="string">
            <text:p>Area (kcmil)</text:p>
          </table:table-cell>
          <table:table-cell table:style-name="ce13" office:value-type="string" calcext:value-type="string">
            <text:p>Area(mm2)</text:p>
          </table:table-cell>
          <table:table-cell table:style-name="ce13" office:value-type="string" calcext:value-type="string">
            <text:p>Ohm/kft</text:p>
          </table:table-cell>
          <table:table-cell table:style-name="ce13" office:value-type="string" calcext:value-type="string">
            <text:p>Ohm/km</text:p>
          </table:table-cell>
          <table:table-cell table:style-name="ce13" office:value-type="string" calcext:value-type="string">
            <text:p>Mass lb/ft</text:p>
          </table:table-cell>
          <table:table-cell table:style-name="ce13" office:value-type="string" calcext:value-type="string">
            <text:p>Mass kg/m</text:p>
          </table:table-cell>
          <table:table-cell office:value-type="string" calcext:value-type="string">
            <text:p>300V lb/ft</text:p>
          </table:table-cell>
          <table:table-cell table:style-name="ce13" office:value-type="string" calcext:value-type="string">
            <text:p>500 cmil/A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44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44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44" office:value-type="float" office:value="0.000665" calcext:value-type="float">
            <text:p>6.65E-04</text:p>
          </table:table-cell>
          <table:table-cell table:style-name="ce44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44" office:value-type="float" office:value="0.000562" calcext:value-type="float">
            <text:p>5.62E-04</text:p>
          </table:table-cell>
          <table:table-cell table:style-name="ce44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44" office:value-type="float" office:value="0.000467" calcext:value-type="float">
            <text:p>4.67E-04</text:p>
          </table:table-cell>
          <table:table-cell table:style-name="ce44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44" office:value-type="float" office:value="0.000409" calcext:value-type="float">
            <text:p>4.09E-04</text:p>
          </table:table-cell>
          <table:table-cell table:style-name="ce44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44" office:value-type="float" office:value="0.000354" calcext:value-type="float">
            <text:p>3.54E-04</text:p>
          </table:table-cell>
          <table:table-cell table:style-name="ce44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table:style-name="ce37" office:value-type="string" calcext:value-type="string">
            <text:p>Circle Pack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21:31:49.062154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9T22:47:27.600126483</dc:date>
    <meta:editing-duration>PT1H5M33S</meta:editing-duration>
    <meta:editing-cycles>12</meta:editing-cycles>
    <meta:generator>LibreOffice/24.2.7.2$Linux_X86_64 LibreOffice_project/420$Build-2</meta:generator>
    <meta:document-statistic meta:table-count="2" meta:cell-count="972" meta:object-count="0"/>
  </office:meta>
</office:document-meta>
</file>